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321cm" table:align="margins" style:writing-mode="lr-tb"/>
    </style:style>
    <style:style style:name="Таблица1.A" style:family="table-column">
      <style:table-column-properties style:column-width="0.811cm" style:rel-column-width="460*"/>
    </style:style>
    <style:style style:name="Таблица1.B" style:family="table-column">
      <style:table-column-properties style:column-width="0.769cm" style:rel-column-width="436*"/>
    </style:style>
    <style:style style:name="Таблица1.C" style:family="table-column">
      <style:table-column-properties style:column-width="12.196cm" style:rel-column-width="6914*"/>
    </style:style>
    <style:style style:name="Таблица1.D" style:family="table-column">
      <style:table-column-properties style:column-width="0.693cm" style:rel-column-width="393*"/>
    </style:style>
    <style:style style:name="Таблица1.E" style:family="table-column">
      <style:table-column-properties style:column-width="0.617cm" style:rel-column-width="350*"/>
    </style:style>
    <style:style style:name="Таблица1.G" style:family="table-column">
      <style:table-column-properties style:column-width="0.612cm" style:rel-column-width="347*"/>
    </style:style>
    <style:style style:name="Таблица1.H" style:family="table-column">
      <style:table-column-properties style:column-width="1.005cm" style:rel-column-width="570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Таблица1.D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Таблица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Таблица1.E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Таблица1.H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Таблица1.3" style:family="table-row">
      <style:table-row-properties style:min-row-height="0.4cm" style:keep-together="true" fo:keep-together="auto"/>
    </style:style>
    <style:style style:name="Таблица1.B3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.E3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H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.B4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Таблица1.E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Таблица1.H4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1.B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E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H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B11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E1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.H1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.12" style:family="table-row">
      <style:table-row-properties style:min-row-height="1.381cm" style:keep-together="true" fo:keep-together="auto"/>
    </style:style>
    <style:style style:name="Таблица1.A12" style:family="table-cell">
      <style:table-cell-properties style:vertical-align="top" fo:padding-left="0.03cm" fo:padding-right="0.03cm" fo:padding-top="0cm" fo:padding-bottom="0cm" fo:border-left="0.035cm solid #000000" fo:border-right="none" fo:border-top="0.035cm solid #000000" fo:border-bottom="none" style:writing-mode="lr-tb"/>
    </style:style>
    <style:style style:name="Таблица1.13" style:family="table-row">
      <style:table-row-properties style:row-height="1.3cm" style:keep-together="true" fo:keep-together="auto"/>
    </style:style>
    <style:style style:name="Таблица1.14" style:family="table-row">
      <style:table-row-properties style:min-row-height="0.529cm" style:keep-together="true" fo:keep-together="auto"/>
    </style:style>
    <style:style style:name="Таблица1.15" style:family="table-row">
      <style:table-row-properties style:min-row-height="0.291cm" style:keep-together="true" fo:keep-together="auto"/>
    </style:style>
    <style:style style:name="Таблица1.16" style:family="table-row">
      <style:table-row-properties style:min-row-height="0.635cm" style:keep-together="true" fo:keep-together="auto"/>
    </style:style>
    <style:style style:name="Таблица1.17" style:family="table-row">
      <style:table-row-properties style:min-row-height="0.265cm" style:keep-together="true" fo:keep-together="auto"/>
    </style:style>
    <style:style style:name="Таблица1.20" style:family="table-row">
      <style:table-row-properties style:min-row-height="0.619cm" style:keep-together="true" fo:keep-together="auto"/>
    </style:style>
    <style:style style:name="Таблица1.A20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D20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" style:family="paragraph" style:parent-style-name="Standard">
      <style:text-properties fo:font-size="12pt" fo:language="ru" fo:country="RU" fo:font-weight="bold" style:font-size-asian="1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/>
    </style:style>
    <style:style style:name="P4" style:family="paragraph" style:parent-style-name="Standard">
      <style:text-properties fo:font-size="12pt" fo:language="ru" fo:country="RU" style:font-size-asian="12pt"/>
    </style:style>
    <style:style style:name="P5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ru" fo:country="RU" fo:font-weight="bold" style:font-weight-asian="bold"/>
    </style:style>
    <style:style style:name="P11" style:family="paragraph" style:parent-style-name="Standard">
      <style:paragraph-properties style:snap-to-layout-grid="false"/>
      <style:text-properties fo:language="ru" fo:country="RU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13" style:family="paragraph" style:parent-style-name="Standard">
      <style:paragraph-properties style:snap-to-layout-grid="false"/>
      <style:text-properties fo:language="ru" fo:country="RU" style:font-weight-complex="bold"/>
    </style:style>
    <style:style style:name="P14" style:family="paragraph" style:parent-style-name="Standard" style:list-style-name="WW8Num1">
      <style:paragraph-properties style:snap-to-layout-grid="false"/>
      <style:text-properties fo:language="ru" fo:country="RU"/>
    </style:style>
    <style:style style:name="P15" style:family="paragraph" style:parent-style-name="Standard">
      <style:text-properties fo:font-size="8pt" fo:language="ru" fo:country="RU" style:font-size-asian="8pt"/>
    </style:style>
    <style:style style:name="P16" style:family="paragraph" style:parent-style-name="Standard">
      <style:paragraph-properties>
        <style:tab-stops>
          <style:tab-stop style:position="7.001cm"/>
        </style:tab-stops>
      </style:paragraph-properties>
      <style:text-properties fo:font-size="8pt" fo:language="ru" fo:country="RU" style:font-size-asian="8pt"/>
    </style:style>
    <style:style style:name="P17" style:family="paragraph" style:parent-style-name="Standard">
      <style:paragraph-properties>
        <style:tab-stops>
          <style:tab-stop style:position="6.001cm"/>
        </style:tab-stops>
      </style:paragraph-properties>
      <style:text-properties fo:font-size="8pt" fo:language="ru" fo:country="RU" style:font-size-asian="8pt"/>
    </style:style>
    <style:style style:name="P18" style:family="paragraph" style:parent-style-name="Standard">
      <style:paragraph-properties>
        <style:tab-stops>
          <style:tab-stop style:position="5.001cm"/>
        </style:tab-stops>
      </style:paragraph-properties>
      <style:text-properties fo:font-size="8pt" fo:language="ru" fo:country="RU" style:font-size-asian="8pt"/>
    </style:style>
    <style:style style:name="P19" style:family="paragraph" style:parent-style-name="Standard">
      <style:text-properties fo:font-size="8pt" fo:language="ru" fo:country="RU" fo:font-weight="bold" style:font-size-asian="8pt" style:font-weight-asian="bold"/>
    </style:style>
    <style:style style:name="P20" style:family="paragraph" style:parent-style-name="Standard">
      <style:paragraph-properties fo:text-align="justify" style:justify-single-word="false"/>
      <style:text-properties fo:font-size="8pt" fo:language="ru" fo:country="RU" fo:font-weight="bold" style:font-size-asian="8pt" style:font-weight-asian="bold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margin-top="0.212cm" fo:margin-bottom="0cm" fo:text-align="center" style:justify-single-word="false" style:snap-to-layout-grid="false"/>
      <style:text-properties fo:language="ru" fo:country="RU" fo:font-weight="bold" style:font-weight-asian="bold"/>
    </style:style>
    <style:style style:name="P27" style:family="paragraph" style:parent-style-name="Standard">
      <style:paragraph-properties fo:margin-left="0.199cm" fo:margin-right="0.199cm" fo:text-align="center" style:justify-single-word="false" fo:text-indent="0cm" style:auto-text-indent="false" style:snap-to-layout-grid="false"/>
      <style:text-properties fo:language="ru" fo:country="RU" fo:font-weight="bold" style:font-weight-asian="bold" style:font-weight-complex="bold" style:text-rotation-angle="90" style:text-rotation-scale="line-height"/>
    </style:style>
    <style:style style:name="P28" style:family="paragraph" style:parent-style-name="Standard">
      <style:paragraph-properties fo:margin-left="0.199cm" fo:margin-right="0.199cm" fo:margin-top="0.106cm" fo:margin-bottom="0cm" fo:text-align="center" style:justify-single-word="false" fo:text-indent="0cm" style:auto-text-indent="false" style:snap-to-layout-grid="false"/>
      <style:text-properties fo:language="ru" fo:country="RU" fo:font-weight="bold" style:font-weight-asian="bold" style:font-weight-complex="bold" style:text-rotation-angle="90" style:text-rotation-scale="line-height"/>
    </style:style>
    <style:style style:name="P29" style:family="paragraph" style:parent-style-name="Title" style:master-page-name="Standard">
      <style:paragraph-properties style:page-number="auto"/>
      <style:text-properties fo:language="ru" fo:country="RU"/>
    </style:style>
    <style:style style:name="P30" style:family="paragraph" style:parent-style-name="Heading_20_7">
      <style:paragraph-properties style:snap-to-layout-gri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weight-complex="bold"/>
    </style:style>
    <style:style style:name="T3" style:family="text">
      <style:text-properties fo:font-size="12pt" fo:language="ru" fo:country="RU" fo:font-weight="bold" style:font-size-asian="12pt" style:font-weight-asian="bold"/>
    </style:style>
    <style:style style:name="T4" style:family="text">
      <style:text-properties fo:font-size="12pt" fo:language="ru" fo:country="RU" style:font-size-asian="12pt"/>
    </style:style>
    <style:style style:name="T5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fo:font-size="12pt" fo:language="ru" fo:country="RU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ru" fo:country="RU" style:text-underline-style="solid" style:text-underline-width="auto" style:text-underline-color="font-color" fo:font-weight="normal" style:font-size-asian="12pt" style:font-weight-asian="normal" style:font-size-complex="11pt" style:font-weight-complex="normal"/>
    </style:style>
    <style:style style:name="T8" style:family="text">
      <style:text-properties fo:font-size="12pt" fo:language="ru" fo:country="RU" style:text-underline-style="solid" style:text-underline-width="auto" style:text-underline-color="font-color" style:font-size-asian="12pt"/>
    </style:style>
    <style:style style:name="T9" style:family="text">
      <style:text-properties fo:font-size="12pt" fo:language="ru" fo:country="RU" style:text-underline-style="none" fo:font-weight="bold" style:font-size-asian="12pt" style:font-weight-asian="bold"/>
    </style:style>
    <style:style style:name="T10" style:family="text">
      <style:text-properties style:font-weight-complex="bold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language="ru" fo:country="RU" style:font-size-asian="8pt"/>
    </style:style>
    <style:style style:name="T13" style:family="text">
      <style:text-properties fo:color="#000000" style:text-outline="false" style:text-line-through-style="none" style:font-name="Thorndale" fo:font-size="12pt" fo:language="ru" fo:country="RU" fo:font-style="normal" fo:text-shadow="none" style:text-underline-style="solid" style:text-underline-width="auto" style:text-underline-color="font-color" fo:font-weight="normal" style:font-name-asian="Thorndale" style:font-size-asian="12pt" style:font-style-asian="normal" style:font-weight-asian="normal" style:font-name-complex="Thorndale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.318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Государственное образовательное учреждение высшего профессионального образования</text:p>
      <text:p text:style-name="P3">Санкт-Петербургский государственный университет</text:p>
      <text:p text:style-name="P3">информационных технологий, механики и оптики </text:p>
      <text:p text:style-name="P3"/>
      <text:p text:style-name="P6">О Т З Ы В</text:p>
      <text:p text:style-name="P3">РЕЦЕНЗЕНТА</text:p>
      <text:p text:style-name="P3">О <text:s/>ВЫПУСКНОЙ <text:s/>КВАЛИФИКАЦИОННОЙ <text:s/>РАБОТЕ</text:p>
      <text:p text:style-name="P4"/>
      <text:p text:style-name="P4"/>
      <text:p text:style-name="Standard"><text:span text:style-name="T3">Студента </text:span><text:span text:style-name="T6">Назаренко Н. В.<text:tab/><text:tab/><text:tab/><text:tab/></text:span><text:span text:style-name="T5"><text:tab/><text:tab/><text:tab/><text:tab/><text:tab/><text:tab/><text:tab/></text:span></text:p>
      <text:p text:style-name="P16"><text:tab/>( Фамилия, И., О. )</text:p>
      <text:p text:style-name="P2"/>
      <text:p text:style-name="Standard"><text:span text:style-name="T9">Факультет</text:span><text:span text:style-name="T5"> <text:s/></text:span><text:span text:style-name="T6">Информационных технологий и программирования<text:tab/><text:tab/><text:tab/><text:tab/><text:tab/></text:span></text:p>
      <text:p text:style-name="P15"/>
      <text:p text:style-name="P25"><text:span text:style-name="T3">Кафедра </text:span><text:span text:style-name="T6"><text:s text:c="2"/></text:span><text:span text:style-name="T8">Информационные системы</text:span><text:span text:style-name="T4">_____________________</text:span><text:span text:style-name="T3">Группа</text:span><text:span text:style-name="T4">__</text:span><text:span text:style-name="T8">6513<text:tab/><text:tab/><text:tab/></text:span></text:p>
      <text:p text:style-name="P20"/>
      <text:p text:style-name="Standard"><text:span text:style-name="T3">Направление (специальность)</text:span><text:span text:style-name="T5"> <text:s text:c="2"/></text:span><text:span text:style-name="T6">230201 </text:span><text:span text:style-name="T7">Информационные системы и технологии<text:tab/><text:tab/><text:tab/></text:span></text:p>
      <text:p text:style-name="P19"/>
      <text:p text:style-name="Standard"><text:span text:style-name="T3">Квалификация (степень)</text:span><text:span text:style-name="T4"> </text:span><text:span text:style-name="T8"><text:tab/>Специалист<text:tab/><text:tab/><text:tab/><text:tab/><text:tab/><text:tab/><text:tab/><text:tab/></text:span></text:p>
      <text:p text:style-name="P4"/>
      <text:p text:style-name="P22"><text:span text:style-name="T3">Наименование темы:</text:span><text:span text:style-name="T7"> </text:span><text:span text:style-name="T13">Разработка системы управления сетевым доступом к файлам <text:line-break/>с поддержкой контроля версий для ОС GNU/Linux<text:tab/><text:tab/><text:tab/><text:tab/><text:tab/><text:tab/><text:tab/></text:span></text:p>
      <text:p text:style-name="Standard"><text:span text:style-name="T3">Рецензент___</text:span><text:span text:style-name="T4">______________________________________________________________________</text:span></text:p>
      <text:p text:style-name="P17"><text:tab/>( Фамилия, И., О., место <text:s/>работы, должность, ученое звание, степень )</text:p>
      <text:p text:style-name="P4"/>
      <text:p text:style-name="P9">ОЦЕНКА ВЫПУСКНОЙ КВАЛИФИКАЦИОННОЙ РАБОТЫ</text:p>
      <text:p text:style-name="P18"><draw:frame draw:style-name="fr1" draw:name="Врезка1" text:anchor-type="paragraph" svg:x="-0.15cm" svg:y="0.161cm" svg:width="17.321cm" draw:z-index="0"><draw:text-box fo:min-height="0.37cm"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column table:style-name="Таблица1.E" table:number-columns-repeated="2"/><table:table-column table:style-name="Таблица1.G"/><table:table-column table:style-name="Таблица1.H"/><table:table-row table:style-name="Таблица1.1"><table:table-cell table:style-name="Таблица1.A1" office:value-type="string"><text:p text:style-name="P1"/></table:table-cell><table:table-cell table:style-name="Таблица1.A1" table:number-rows-spanned="2" office:value-type="string"><text:p text:style-name="P26">№</text:p></table:table-cell><table:table-cell table:style-name="Таблица1.A1" table:number-rows-spanned="2" office:value-type="string"><text:h text:style-name="P30" text:outline-level="7">Показатели оценки</text:h></table:table-cell><table:table-cell table:style-name="Таблица1.D1" table:number-columns-spanned="5" office:value-type="string"><text:p text:style-name="P10">Оценка</text:p></table:table-cell><table:covered-table-cell/><table:covered-table-cell/><table:covered-table-cell/><table:covered-table-cell/></table:table-row><table:table-row table:style-name="Таблица1.1"><table:table-cell table:style-name="Таблица1.A2" office:value-type="string"><text:p text:style-name="P10"/></table:table-cell><table:covered-table-cell/><table:covered-table-cell/><table:table-cell table:style-name="Таблица1.B2" office:value-type="string"><text:p text:style-name="P1">5</text:p></table:table-cell><table:table-cell table:style-name="Таблица1.E2" office:value-type="string"><text:p text:style-name="P1">4</text:p></table:table-cell><table:table-cell table:style-name="Таблица1.E2" office:value-type="string"><text:p text:style-name="P1">3</text:p></table:table-cell><table:table-cell table:style-name="Таблица1.E2" office:value-type="string"><text:p text:style-name="P1">2</text:p></table:table-cell><table:table-cell table:style-name="Таблица1.H2" office:value-type="string"><text:p text:style-name="P1">0*</text:p></table:table-cell></table:table-row><table:table-row table:style-name="Таблица1.3"><table:table-cell table:style-name="Таблица1.A1" table:number-rows-spanned="9" office:value-type="string"><text:p text:style-name="P27">Справочно-информационная</text:p></table:table-cell><table:table-cell table:style-name="Таблица1.B3" office:value-type="string"><text:p text:style-name="P12">1</text:p></table:table-cell><table:table-cell table:style-name="Таблица1.B3" office:value-type="string"><text:p text:style-name="P11">Соответствие представленного материала техническому заданию</text:p></table:table-cell><table:table-cell table:style-name="Таблица1.B3" office:value-type="string"><text:p text:style-name="P12"/></table:table-cell><table:table-cell table:style-name="Таблица1.E3" office:value-type="string"><text:p text:style-name="P12"/></table:table-cell><table:table-cell table:style-name="Таблица1.E3" office:value-type="string"><text:p text:style-name="P12"/></table:table-cell><table:table-cell table:style-name="Таблица1.E3" office:value-type="string"><text:p text:style-name="P12"/></table:table-cell><table:table-cell table:style-name="Таблица1.H3" office:value-type="string"><text:p text:style-name="P12"/></table:table-cell></table:table-row><table:table-row table:style-name="Таблица1.3"><table:covered-table-cell/><table:table-cell table:style-name="Таблица1.B4" office:value-type="string"><text:p text:style-name="P12">2</text:p></table:table-cell><table:table-cell table:style-name="Таблица1.B4" office:value-type="string"><text:p text:style-name="P11">Раскрытие актуальности тематики работы</text:p></table:table-cell><table:table-cell table:style-name="Таблица1.B4" office:value-type="string"><text:p text:style-name="P12"/></table:table-cell><table:table-cell table:style-name="Таблица1.E4" office:value-type="string"><text:p text:style-name="P12"/></table:table-cell><table:table-cell table:style-name="Таблица1.E4" office:value-type="string"><text:p text:style-name="P12"/></table:table-cell><table:table-cell table:style-name="Таблица1.E4" office:value-type="string"><text:p text:style-name="P12"/></table:table-cell><table:table-cell table:style-name="Таблица1.H4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3</text:p></table:table-cell><table:table-cell table:style-name="Таблица1.B5" office:value-type="string"><text:p text:style-name="P11">Степень полноты обзора состояния вопроса 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4</text:p></table:table-cell><table:table-cell table:style-name="Таблица1.B5" office:value-type="string"><text:p text:style-name="P11">Корректность постановки задачи исследования и разработки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5</text:p></table:table-cell><table:table-cell table:style-name="Таблица1.B5" office:value-type="string"><text:p text:style-name="P11">Уровень и корректность использования в работе методов исследований, математического моделирования, инженерных расчетов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6</text:p></table:table-cell><table:table-cell table:style-name="Таблица1.B5" office:value-type="string"><text:p text:style-name="P11">Степень комплексности работы, применение в ней знаний естественнонаучных, социально-экономических, обще профес­сиональных и специальных дисциплин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7</text:p></table:table-cell><table:table-cell table:style-name="Таблица1.B5" office:value-type="string"><text:p text:style-name="P23"><text:span text:style-name="T2">Использование информационных ресурсов </text:span><text:span text:style-name="T10">Internet</text:span><text:span text:style-name="T1"> </text:span>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8</text:p></table:table-cell><table:table-cell table:style-name="Таблица1.B5" office:value-type="string"><text:p text:style-name="P13">Использование современных пакетов компьютерных программ и технологий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11" office:value-type="string"><text:p text:style-name="P12">9</text:p></table:table-cell><table:table-cell table:style-name="Таблица1.B11" office:value-type="string"><text:p text:style-name="P11">Наличие публикаций, участие в н.-т. конференциях, награды за участие в конкурсах, подтвержденных копиями </text:p></table:table-cell><table:table-cell table:style-name="Таблица1.B11" office:value-type="string"><text:p text:style-name="P12"/></table:table-cell><table:table-cell table:style-name="Таблица1.E11" office:value-type="string"><text:p text:style-name="P12"/></table:table-cell><table:table-cell table:style-name="Таблица1.E11" office:value-type="string"><text:p text:style-name="P12"/></table:table-cell><table:table-cell table:style-name="Таблица1.E11" office:value-type="string"><text:p text:style-name="P12"/></table:table-cell><table:table-cell table:style-name="Таблица1.H11" office:value-type="string"><text:p text:style-name="P12"/></table:table-cell></table:table-row><table:table-row table:style-name="Таблица1.12"><table:table-cell table:style-name="Таблица1.A12" table:number-rows-spanned="2" office:value-type="string"><text:p text:style-name="P28">Творческая</text:p></table:table-cell><table:table-cell table:style-name="Таблица1.B3" office:value-type="string"><text:p text:style-name="P12">10</text:p></table:table-cell><table:table-cell table:style-name="Таблица1.B3" office:value-type="string"><text:p text:style-name="P11">Оригинальность и новизна полученных результатов, научных, конструкторских и технологических решений</text:p></table:table-cell><table:table-cell table:style-name="Таблица1.B3" office:value-type="string"><text:p text:style-name="P12"/></table:table-cell><table:table-cell table:style-name="Таблица1.E3" office:value-type="string"><text:p text:style-name="P12"/></table:table-cell><table:table-cell table:style-name="Таблица1.E3" office:value-type="string"><text:p text:style-name="P12"/></table:table-cell><table:table-cell table:style-name="Таблица1.E3" office:value-type="string"><text:p text:style-name="P12"/></table:table-cell><table:table-cell table:style-name="Таблица1.H3" office:value-type="string"><text:p text:style-name="P12"/></table:table-cell></table:table-row><table:table-row table:style-name="Таблица1.13"><table:covered-table-cell/><table:table-cell table:style-name="Таблица1.B11" office:value-type="string"><text:p text:style-name="P12">11</text:p></table:table-cell><table:table-cell table:style-name="Таблица1.B11" office:value-type="string"><text:p text:style-name="P11">Ясность, четкость, последовательность и обоснованность изложения</text:p></table:table-cell><table:table-cell table:style-name="Таблица1.B11" office:value-type="string"><text:p text:style-name="P12"/></table:table-cell><table:table-cell table:style-name="Таблица1.E11" office:value-type="string"><text:p text:style-name="P12"/></table:table-cell><table:table-cell table:style-name="Таблица1.E11" office:value-type="string"><text:p text:style-name="P12"/></table:table-cell><table:table-cell table:style-name="Таблица1.E11" office:value-type="string"><text:p text:style-name="P12"/></table:table-cell><table:table-cell table:style-name="Таблица1.H11" office:value-type="string"><text:p text:style-name="P12"/></table:table-cell></table:table-row><table:table-row table:style-name="Таблица1.14"><table:table-cell table:style-name="Таблица1.A1" table:number-rows-spanned="6" office:value-type="string"><text:p text:style-name="P27">Оформительская</text:p></table:table-cell><table:table-cell table:style-name="Таблица1.A1" table:number-rows-spanned="4" office:value-type="string"><text:p text:style-name="P12">12</text:p></table:table-cell><table:table-cell table:style-name="Таблица1.B3" office:value-type="string"><text:p text:style-name="P11">Уровень оформления пояснительной записки: </text:p></table:table-cell><table:table-cell table:style-name="Таблица1.B3" office:value-type="string"><text:p text:style-name="P12"/></table:table-cell><table:table-cell table:style-name="Таблица1.E3" office:value-type="string"><text:p text:style-name="P12"/></table:table-cell><table:table-cell table:style-name="Таблица1.E3" office:value-type="string"><text:p text:style-name="P12"/></table:table-cell><table:table-cell table:style-name="Таблица1.E3" office:value-type="string"><text:p text:style-name="P12"/></table:table-cell><table:table-cell table:style-name="Таблица1.H3" office:value-type="string"><text:p text:style-name="P12"/></table:table-cell></table:table-row><table:table-row table:style-name="Таблица1.15"><table:covered-table-cell/><table:covered-table-cell/><table:table-cell table:style-name="Таблица1.B5" office:value-type="string"><text:list xml:id="list1397814524" text:style-name="WW8Num1"><text:list-item><text:p text:style-name="P14">общий уровень грамотности</text:p></text:list-item></text:list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6"><table:covered-table-cell/><table:covered-table-cell/><table:table-cell table:style-name="Таблица1.B5" office:value-type="string"><text:list xml:id="list1169520975" text:continue-numbering="true" text:style-name="WW8Num1"><text:list-item><text:p text:style-name="P14">стиль изложения</text:p></text:list-item></text:list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7"><table:covered-table-cell/><table:covered-table-cell/><table:table-cell table:style-name="Таблица1.B5" office:value-type="string"><text:list xml:id="list1177319774" text:continue-numbering="true" text:style-name="WW8Num1"><text:list-item><text:p text:style-name="P14"><text:s/>качество иллюстраций</text:p></text:list-item></text:list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5" office:value-type="string"><text:p text:style-name="P12">13</text:p></table:table-cell><table:table-cell table:style-name="Таблица1.B5" office:value-type="string"><text:p text:style-name="P11">Объем и качество выполнения графического материала, его соответствие тексту записки </text:p></table:table-cell><table:table-cell table:style-name="Таблица1.B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E5" office:value-type="string"><text:p text:style-name="P12"/></table:table-cell><table:table-cell table:style-name="Таблица1.H5" office:value-type="string"><text:p text:style-name="P12"/></table:table-cell></table:table-row><table:table-row table:style-name="Таблица1.1"><table:covered-table-cell/><table:table-cell table:style-name="Таблица1.B11" office:value-type="string"><text:p text:style-name="P12">14</text:p></table:table-cell><table:table-cell table:style-name="Таблица1.B11" office:value-type="string"><text:p text:style-name="P11">Соответствие требованиям стандарта оформления пояснительной записки и графического материала</text:p></table:table-cell><table:table-cell table:style-name="Таблица1.B11" office:value-type="string"><text:p text:style-name="P12"/></table:table-cell><table:table-cell table:style-name="Таблица1.E11" office:value-type="string"><text:p text:style-name="P12"/></table:table-cell><table:table-cell table:style-name="Таблица1.E11" office:value-type="string"><text:p text:style-name="P12"/></table:table-cell><table:table-cell table:style-name="Таблица1.E11" office:value-type="string"><text:p text:style-name="P12"/></table:table-cell><table:table-cell table:style-name="Таблица1.H11" office:value-type="string"><text:p text:style-name="P12"/></table:table-cell></table:table-row><table:table-row table:style-name="Таблица1.20"><table:table-cell table:style-name="Таблица1.A20" table:number-columns-spanned="3" office:value-type="string"><text:p text:style-name="P10">ИТОГОВАЯ ОЦЕНКА</text:p></table:table-cell><table:covered-table-cell/><table:covered-table-cell/><table:table-cell table:style-name="Таблица1.D20" table:number-columns-spanned="5" office:value-type="string"><text:p text:style-name="P12"/></table:table-cell><table:covered-table-cell/><table:covered-table-cell/><table:covered-table-cell/><table:covered-table-cell/></table:table-row></table:table></draw:text-box></draw:frame></text:p>
      <text:p text:style-name="P7">* - не оценивается (трудно оценить)</text:p>
      <text:p text:style-name="P8"/>
      <text:p text:style-name="P21"><text:span text:style-name="T3"/></text:p>
      <text:p text:style-name="P21"><text:soft-page-break/><text:span text:style-name="T3">Отмеченные достоинства</text:span><text:span text:style-name="T4">__________________________________________________________</text:span></text:p>
      <text:p text:style-name="P21"><text:span text:style-name="T4">__________________________________________________________________________________</text:span>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21"><text:span text:style-name="T4">__________________________________________________________________________________</text:span></text:p>
      <text:p text:style-name="P21"><text:span text:style-name="T3">Отмеченные недостатки:</text:span><text:span text:style-name="T4">__________________________________________________________</text:span></text:p>
      <text:p text:style-name="P5">__________________________________________________________________________________</text:p>
      <text:p text:style-name="P21"><text:span text:style-name="T4">__________________________________________________________________________________</text:span>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21"><text:span text:style-name="T3">Заключение</text:span><text:span text:style-name="T4">:_______________________________________________________________________</text:span>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21"><text:span text:style-name="T4">__________________________________________________________________________________</text:span></text:p>
      <text:p text:style-name="P5">__________________________________________________________________________________</text:p>
      <text:p text:style-name="P5"/>
      <text:p text:style-name="P4">____________________ 200 <text:s text:c="2"/>г. <text:s text:c="2"/>Рецензент_________________________________________</text:p>
      <text:p text:style-name="P24"><text:span text:style-name="T12"><text:tab/></text:span><text:span text:style-name="T11">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fo:text-align="center" style:justify-single-word="false" fo:keep-with-next="always"/>
      <style:text-properties fo:font-size="12pt" fo:language="ru" fo:country="RU" fo:font-weight="bold" style:font-size-asian="12pt" style:font-weight-asian="bold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385cm" fo:text-indent="0.75cm"/>
        </style:list-level-properties>
        <style:text-properties style:font-name="Open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анкт-Петербургский государственный институт</dc:title>
    <meta:initial-creator>Черненко Елена Ефимовна</meta:initial-creator>
    <meta:creation-date>2002-04-24T13:34:00</meta:creation-date>
    <dc:creator>Dark SavanT</dc:creator>
    <dc:date>2011-01-17T16:54:04</dc:date>
    <meta:print-date>2000-11-08T15:46:00</meta:print-date>
    <meta:editing-cycles>5</meta:editing-cycles>
    <meta:editing-duration>PT00H06M00S</meta:editing-duration>
    <meta:document-statistic meta:table-count="1" meta:image-count="0" meta:object-count="0" meta:page-count="2" meta:paragraph-count="95" meta:word-count="276" meta:character-count="4912"/>
    <meta:generator>OpenOffice.org/3.2$Linux OpenOffice.org_project/320m19$Build-9505</meta:generator>
  </office:meta>
</office:document-meta>
</file>